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5:54:57.93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5:59:40.476000000</dc:date>
    <meta:editing-duration>P1DT4H56S</meta:editing-duration>
    <meta:editing-cycles>557</meta:editing-cycles>
    <meta:document-statistic meta:table-count="1" meta:cell-count="2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Dim count_year as Integer
	
	Dim last_month as String
	Dim current_month as String
	
	
	'
	'
	'
	Dim title, company, result as String
	
	Dim start_y as Integer : start_y = StartY
	Dim end_y as Integer : end_y = active_area_h
	Dim current_y as Integer
	Dim temp_y as Integer
	For current_y = start_y to end_y
    
		'
		' Check Export Flag
		'
		If sheet.getCellByPosition( StartX, current_y ).String = "x" Then
			GoTo Continue
		EndIf
    	
    	
    	
		'
		' Empty is End
		'
		If sheet.getCellByPosition( key_index, current_y ).String = "" Then
			Exit For
		EndIf
		
		
		
		'
		' REF
		'
		' Latex Color : https://www.overleaf.com/learn/latex/Using_colors_in_LaTeX
		
		'
		' Year
		'
		current_year = Year( sheet.getCellByPosition( 2, current_y ).Value )
		If current_year &lt;&gt; last_year Then
		
			count_year = 0
			For temp_y = current_y to end_y
			
				If sheet.getCellByPosition( StartX, current_y ).String = "o" Then
				
					If current_year = Year( sheet.getCellByPosition( 2, temp_y ).Value ) Then
						count_year = count_year + 1
					Else
						Exit For
					EndIf
					
				EndIf
				
			Next temp_y
			
			'
			'
			'
			out_file.WriteLine( _
					"####" _
				&amp; 	" " _
				&amp; 	"${\sf\color{RubineRed} {" &amp; current_year &amp; "}}$" _
				&amp; 	" " _
				&amp; 	"${\sf\color{RubineRed} {" &amp; " : " &amp; count_year &amp; "권" &amp;  "}}$" _
			)
			
			last_year = current_year
			
			last_month = ""
			
		EndIf
		
		
		
		'
		' Month
		'
		current_month = Month( sheet.getCellByPosition( 2, current_y ).Value )
		If current_month &lt;&gt; last_month Then
		
			out_file.WriteLine( "####" &amp; " " &amp; "&amp;nbsp;&amp;nbsp;&amp;nbsp;&amp;nbsp;&amp;nbsp;&amp;nbsp;" &amp; " " &amp; "${\sf\color{Cyan} {" &amp; current_month &amp; "}}$" 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1) as new com.sun.star.util.SortField
				sort_field(0).Field = 2
			    sort_field(0).SortAscending = FALSE
			    sort_field(0).FieldType = com.sun.star.util.SortFieldType.ALPHANUMERIC 'com.sun.star.util.SortFieldTypeNUMERIC
			    sort_field(1).Field = 3
			    sort_field(1).SortAscending = FALSE
			    sort_field(1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	
		
		'
		' RollBack
		'
			'
		    ' Sort Field
		    '
				sort_field(0).Field = 2
			    sort_field(0).SortAscending = TRUE
			    sort_field(1).Field = 3
			    sort_field(1).SortAscending = TRUE
			    
			'
		    ' Description
		    '
			    sort_description(0).Value = sort_field()
			    
			'
		    ' Do
		    '
		    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